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Noto Sans2" officeooo:rsid="0027b82c" officeooo:paragraph-rsid="0027b82c"/>
    </style:style>
    <style:style style:name="P2" style:family="paragraph" style:parent-style-name="Footer">
      <style:text-properties style:font-name="Noto Sans2"/>
    </style:style>
    <style:style style:name="P3" style:family="paragraph" style:parent-style-name="Text_20_body">
      <style:text-properties style:font-name="Noto Sans2" officeooo:rsid="00114e11" officeooo:paragraph-rsid="00114e11"/>
    </style:style>
    <style:style style:name="P4" style:family="paragraph" style:parent-style-name="Text_20_body">
      <style:text-properties style:font-name="Noto Sans2" officeooo:paragraph-rsid="00114e11"/>
    </style:style>
    <style:style style:name="P5" style:family="paragraph" style:parent-style-name="Text_20_body">
      <style:text-properties officeooo:paragraph-rsid="001255b4"/>
    </style:style>
    <style:style style:name="P6" style:family="paragraph" style:parent-style-name="Text_20_body">
      <style:text-properties officeooo:paragraph-rsid="001b233a"/>
    </style:style>
    <style:style style:name="P7" style:family="paragraph" style:parent-style-name="Text_20_body">
      <style:text-properties officeooo:rsid="001d0930" officeooo:paragraph-rsid="001d0930"/>
    </style:style>
    <style:style style:name="P8" style:family="paragraph" style:parent-style-name="Text_20_body">
      <style:text-properties officeooo:rsid="002a12de" officeooo:paragraph-rsid="001255b4"/>
    </style:style>
    <style:style style:name="P9" style:family="paragraph" style:parent-style-name="Title">
      <style:text-properties style:font-name="Noto Sans2" officeooo:rsid="00114e11" officeooo:paragraph-rsid="00114e11"/>
    </style:style>
    <style:style style:name="P10" style:family="paragraph" style:parent-style-name="Text_20_body" style:list-style-name="L1">
      <style:text-properties style:font-name="Noto Sans2" officeooo:rsid="00114e11" officeooo:paragraph-rsid="00114e11"/>
    </style:style>
    <style:style style:name="P11" style:family="paragraph" style:parent-style-name="Text_20_body" style:list-style-name="L1">
      <style:text-properties style:font-name="Noto Sans2" officeooo:rsid="00114e11" officeooo:paragraph-rsid="0015850a"/>
    </style:style>
    <style:style style:name="P12" style:family="paragraph" style:parent-style-name="Text_20_body" style:list-style-name="L1">
      <style:text-properties style:font-name="Noto Sans2" officeooo:rsid="00176b94" officeooo:paragraph-rsid="00176b94"/>
    </style:style>
    <style:style style:name="P13" style:family="paragraph" style:parent-style-name="Text_20_body" style:list-style-name="L1">
      <style:text-properties style:font-name="Noto Sans2" officeooo:rsid="00196399" officeooo:paragraph-rsid="00196399"/>
    </style:style>
    <style:style style:name="P14" style:family="paragraph" style:parent-style-name="Text_20_body" style:list-style-name="L1">
      <style:text-properties style:font-name="Noto Sans2" officeooo:rsid="0031d474" officeooo:paragraph-rsid="0031d474"/>
    </style:style>
    <style:style style:name="P15" style:family="paragraph" style:parent-style-name="Text_20_body" style:list-style-name="L1">
      <style:text-properties style:font-name="Noto Sans2" officeooo:rsid="0032f5e2" officeooo:paragraph-rsid="0032f5e2"/>
    </style:style>
    <style:style style:name="P16" style:family="paragraph" style:parent-style-name="Text_20_body" style:list-style-name="L2">
      <style:text-properties officeooo:paragraph-rsid="002a12de"/>
    </style:style>
    <style:style style:name="P17" style:family="paragraph" style:parent-style-name="Heading_20_1">
      <style:text-properties style:font-name="Noto Sans2" officeooo:rsid="00114e11" officeooo:paragraph-rsid="00114e11"/>
    </style:style>
    <style:style style:name="P18" style:family="paragraph" style:parent-style-name="Heading_20_1">
      <style:text-properties officeooo:rsid="001255b4" officeooo:paragraph-rsid="001255b4"/>
    </style:style>
    <style:style style:name="P19" style:family="paragraph" style:parent-style-name="Heading_20_1">
      <style:text-properties officeooo:rsid="001b233a" officeooo:paragraph-rsid="001b233a"/>
    </style:style>
    <style:style style:name="P20" style:family="paragraph" style:parent-style-name="Heading_20_1">
      <style:text-properties officeooo:rsid="002a12de" officeooo:paragraph-rsid="002a12de"/>
    </style:style>
    <style:style style:name="P21" style:family="paragraph">
      <loext:graphic-properties draw:fill="none" draw:fill-color="#cccccc"/>
      <style:text-properties style:font-name="Noto Mono"/>
    </style:style>
    <style:style style:name="T1" style:family="text">
      <style:text-properties officeooo:rsid="0027e3cb"/>
    </style:style>
    <style:style style:name="T2" style:family="text">
      <style:text-properties officeooo:rsid="002900c7"/>
    </style:style>
    <style:style style:name="T3" style:family="text">
      <style:text-properties officeooo:rsid="00114e11"/>
    </style:style>
    <style:style style:name="T4" style:family="text">
      <style:text-properties officeooo:rsid="001255b4"/>
    </style:style>
    <style:style style:name="T5" style:family="text">
      <style:text-properties officeooo:rsid="00157ce4"/>
    </style:style>
    <style:style style:name="T6" style:family="text">
      <style:text-properties officeooo:rsid="001b233a"/>
    </style:style>
    <style:style style:name="T7" style:family="text">
      <style:text-properties officeooo:rsid="002bffb1"/>
    </style:style>
    <style:style style:name="T8" style:family="text">
      <style:text-properties style:font-name="Noto Mono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style:style style:name="gr1" style:family="graphic">
      <style:graphic-properties draw:stroke="solid" svg:stroke-color="#000000" draw:fill="none" draw:fill-color="#cccccc" fo:min-height="5.473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arkdown to HTML</text:p>
      <text:p text:style-name="P3"/>
      <text:h text:style-name="P17" text:outline-level="1">Scop<text:span text:style-name="T4">ul proiectului</text:span>:</text:h>
      <text:p text:style-name="P4"><text:tab/><text:span text:style-name="T3">Realizarea unui converter Markdown to HTML scris în Python.</text:span></text:p>
      <text:p text:style-name="P4"/>
      <text:h text:style-name="P17" text:outline-level="1">Ce va implementa:</text:h>
      <text:p text:style-name="P4"><text:tab/><text:span text:style-name="T3">Acest proiect va implementa spec-ul de bază Markdown, printre care:</text:span></text:p>
      <text:list xml:id="list919209012" text:style-name="L1">
        <text:list-item>
          <text:p text:style-name="P10">heading-uri</text:p>
        </text:list-item>
        <text:list-item>
          <text:p text:style-name="P10">horizontal break</text:p>
        </text:list-item>
        <text:list-item>
          <text:p text:style-name="P10">line break</text:p>
        </text:list-item>
        <text:list-item>
          <text:p text:style-name="P10">inline code</text:p>
        </text:list-item>
        <text:list-item>
          <text:p text:style-name="P10">citări</text:p>
        </text:list-item>
        <text:list-item>
          <text:p text:style-name="P10">linkuri</text:p>
        </text:list-item>
        <text:list-item>
          <text:p text:style-name="P12">imagini</text:p>
        </text:list-item>
        <text:list-item>
          <text:p text:style-name="P10">liste</text:p>
        </text:list-item>
      </text:list>
      <text:p text:style-name="P3"><text:tab/><text:span text:style-name="T5">Dar și niște elemente adiționale, care nu sunt prezente în spec-ul Markdown:</text:span></text:p>
      <text:list xml:id="list170244917072527" text:continue-numbering="true" text:style-name="L1">
        <text:list-item>
          <text:p text:style-name="P11">tabele</text:p>
        </text:list-item>
        <text:list-item>
          <text:p text:style-name="P11">code blocks</text:p>
        </text:list-item>
        <text:list-item>
          <text:p text:style-name="P12">un cuprins automat, al cărui început va fi marcat cu ![Cuprins]!</text:p>
        </text:list-item>
        <text:list-item>
          <text:p text:style-name="P13">un utilitar „go to top”</text:p>
        </text:list-item>
        <text:list-item>
          <text:p text:style-name="P14">un utilitar de ascundere a unui block de text</text:p>
        </text:list-item>
        <text:list-item>
          <text:p text:style-name="P15">embedding de media</text:p>
        </text:list-item>
      </text:list>
      <text:p text:style-name="P3"/>
      <text:h text:style-name="P18" text:outline-level="1"><text:soft-page-break/>Arhitectura aplicaţiei:</text:h>
      <text:p text:style-name="P5"><text:tab/><text:span text:style-name="T4">Aplicaţia este compusă dintr-un singur script în Python ce realizează conversia.</text:span></text:p>
      <text:h text:style-name="P19" text:outline-level="1">Detalii de implementare:</text:h>
      <text:p text:style-name="P6"><text:tab/><text:span text:style-name="T6">În timpul parsării documentului Markdown vom genera un arbore în care rădăcina are mai multe frunze. Pe frunze vom genera tagurile HTML, respectiv conținutul acestora</text:span></text:p>
      <text:p text:style-name="P7">Exemplu:</text:p>
      <text:p text:style-name="P7"><draw:frame text:anchor-type="paragraph" draw:z-index="0" draw:name="Shape1" draw:style-name="gr1" draw:text-style-name="P21" svg:width="17.426cm" svg:height="5.474cm" svg:x="0.049cm" svg:y="0.159cm"><draw:text-box><text:p><text:span text:style-name="T8"><text:s/></text:span></text:p><text:p><text:span text:style-name="T8"><text:s/></text:span><text:span text:style-name="T8">pentru ``` vom avea:</text:span></text:p><text:p><text:span text:style-name="T8"/></text:p><text:p><text:span text:style-name="T8"><text:s text:c="5"/></text:span><text:span text:style-name="T8">root</text:span></text:p><text:p><text:span text:style-name="T8"><text:s text:c="5"/></text:span><text:span text:style-name="T8">/ <text:s/>\</text:span></text:p><text:p><text:span text:style-name="T8"><text:s text:c="3"/></text:span><text:span text:style-name="T8">pre <text:s/>altceva</text:span></text:p><text:p><text:span text:style-name="T8"><text:s text:c="4"/></text:span><text:span text:style-name="T8">|</text:span></text:p><text:p><text:span text:style-name="T8"><text:s text:c="3"/></text:span><text:span text:style-name="T8">text</text:span></text:p><text:p><text:span text:style-name="T8"><text:s text:c="4"/></text:span><text:span text:style-name="T8">|</text:span></text:p><text:p><text:span text:style-name="T8"><text:s text:c="3"/></text:span><text:span text:style-name="T8">pre</text:span></text:p><text:p><text:span text:style-name="T8"/></text:p></draw:text-box></draw:frame></text:p>
      <text:h text:style-name="P18" text:outline-level="1"/>
      <text:h text:style-name="P18" text:outline-level="1">Dependenţe de rulare:</text:h>
      <text:p text:style-name="P5"><text:tab/><text:span text:style-name="T4">Aplicaţia necesită un interpetor funcţional de Python 3, aceasta fiind şi singura dependenţă.</text:span></text:p>
      <text:p text:style-name="P8"/>
      <text:h text:style-name="P20" text:outline-level="1">Referinţe:</text:h>
      <text:list xml:id="list1811154911" text:style-name="L2">
        <text:list-item>
          <text:p text:style-name="P16"><text:a xlink:type="simple" xlink:href="https://docs.python.org/3.6/library/os.html" text:style-name="Internet_20_link" text:visited-style-name="Visited_20_Internet_20_Link">https://docs.python.org/3.6/library/os.html</text:a></text:p>
        </text:list-item>
        <text:list-item>
          <text:p text:style-name="P16"><text:a xlink:type="simple" xlink:href="https://docs.python.org/3.6/library/sys.html" text:style-name="Internet_20_link" text:visited-style-name="Visited_20_Internet_20_Link">https://docs.python.org/3.6/library/sys.html</text:a></text:p>
        </text:list-item>
        <text:list-item>
          <text:p text:style-name="P16"><text:a xlink:type="simple" xlink:href="https://github.com/adam-p/markdown-here/wiki/Markdown-Cheatsheet" text:style-name="Internet_20_link" text:visited-style-name="Visited_20_Internet_20_Link">https://github.com/adam-p/markdown-here/wiki/Markdown-Cheatsheet</text:a> <text:span text:style-name="T7">(cu scopul de a vedea keywordurile Markdown şi o reprezentare în HTML al respectivului keyword)</text:span></text:p>
        </text:list-item>
        <text:list-item>
          <text:p text:style-name="P16"><text:a xlink:type="simple" xlink:href="https://docs.python.org/3.6/library/stdtypes.html" text:style-name="Internet_20_link" text:visited-style-name="Visited_20_Internet_20_Link">https://docs.python.org/3.6/library/stdtypes.html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o" fo:country="R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o" fo:country="R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Noto Sans" fo:font-family="'Noto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Noto Sans1" fo:font-family="'Noto Sans'" style:font-style-name="Bold" style:font-family-generic="swiss" style:font-pitch="variable" fo:font-size="130%" fo:font-weight="bold" style:font-size-asian="130%" style:font-weight-asian="bold" style:font-size-complex="130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Noto Sans2" officeooo:rsid="0027b82c" officeooo:paragraph-rsid="0027b82c"/>
    </style:style>
    <style:style style:name="MP2" style:family="paragraph" style:parent-style-name="Footer">
      <style:text-properties style:font-name="Noto Sans2"/>
    </style:style>
    <style:style style:name="MT1" style:family="text">
      <style:text-properties officeooo:rsid="0027e3cb"/>
    </style:style>
    <style:style style:name="MT2" style:family="text">
      <style:text-properties officeooo:rsid="002900c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Bojescu Mihai<text:tab/><text:tab/>IIB1</text:p>
      </style:header>
      <style:footer>
        <text:p text:style-name="MP2"><text:span text:style-name="MT1">Pagina </text:span><text:page-number text:select-page="current">2</text:page-number><text:tab/><text:tab/><text:span text:style-name="MT2">Decembrie, 201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3:17:31.462387642</meta:creation-date>
    <dc:date>2017-12-20T16:57:21.228297724</dc:date>
    <meta:editing-duration>PT2H22M35S</meta:editing-duration>
    <meta:editing-cycles>31</meta:editing-cycles>
    <meta:generator>LibreOffice/5.4.2.2$Linux_X86_64 LibreOffice_project/40m0$Build-2</meta:generator>
    <meta:document-statistic meta:table-count="0" meta:image-count="0" meta:object-count="0" meta:page-count="2" meta:paragraph-count="34" meta:word-count="184" meta:character-count="1283" meta:non-whitespace-character-count="1143"/>
  </office:meta>
</office:document-meta>
</file>